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2"><text:span text:style-name="T25">Type: BDKG-</text:span><text:span text:style-name="T26">2</text:span><text:span text:style-name="T25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0">/</text:span><text:span text:style-name="T11">N</text:span><text:span text:style-name="T30">:_ </text:span><text:span text:style-name="T31">$allSerial</text:span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20%</text:p>
      <text:p text:style-name="P16"/>
      <text:p text:style-name="P3">Operating conditions:</text:p>
      <text:list xml:id="list3926568688214711488" text:style-name="L1">
        <text:list-item>
          <text:p text:style-name="P38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8"><text:span text:style-name="T10">Atmospheric pressure<text:tab/></text:span><text:span text:style-name="T10"><text:tab/><text:tab/><text:tab/>98,5 kPa</text:span></text:p>
        </text:list-item>
        <text:list-item>
          <text:p text:style-name="P38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/1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4">H</text:span><text:span text:style-name="T15">1</text:span></text:p>
          </table:table-cell>
          <table:table-cell table:style-name="t1.D3" office:value-type="string">
            <text:p text:style-name="P33"><text:span text:style-name="T9">H</text:span><text:span text:style-name="T15">2</text:span></text:p>
          </table:table-cell>
          <table:table-cell table:style-name="t1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20</text:p>
          </table:table-cell>
        </table:table-row>
        <table:table-row>
          <table:table-cell table:style-name="t1.A5" office:value-type="string">
            <text:p text:style-name="P11">7 µ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1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Sv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/1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4">H</text:span><text:span text:style-name="T15">1</text:span></text:p>
          </table:table-cell>
          <table:table-cell table:style-name="t2.D3" office:value-type="string">
            <text:p text:style-name="P33"><text:span text:style-name="T9">H</text:span><text:span text:style-name="T15">2</text:span></text:p>
          </table:table-cell>
          <table:table-cell table:style-name="t2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µ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20</text:p>
          </table:table-cell>
        </table:table-row>
        <table:table-row>
          <table:table-cell table:style-name="t2.A5" office:value-type="string">
            <text:p text:style-name="P11">7 µ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µ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1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Sv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/1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4">H</text:span><text:span text:style-name="T15">1</text:span></text:p>
          </table:table-cell>
          <table:table-cell table:style-name="t3.D3" office:value-type="string">
            <text:p text:style-name="P33"><text:span text:style-name="T9">H</text:span><text:span text:style-name="T15">2</text:span></text:p>
          </table:table-cell>
          <table:table-cell table:style-name="t3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µ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20</text:p>
          </table:table-cell>
        </table:table-row>
        <table:table-row>
          <table:table-cell table:style-name="t3.A5" office:value-type="string">
            <text:p text:style-name="P11">7 µ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µ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1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Sv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/1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4">H</text:span><text:span text:style-name="T15">1</text:span></text:p>
          </table:table-cell>
          <table:table-cell table:style-name="t4.D3" office:value-type="string">
            <text:p text:style-name="P33"><text:span text:style-name="T9">H</text:span><text:span text:style-name="T15">2</text:span></text:p>
          </table:table-cell>
          <table:table-cell table:style-name="t4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µ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20</text:p>
          </table:table-cell>
        </table:table-row>
        <table:table-row>
          <table:table-cell table:style-name="t4.A5" office:value-type="string">
            <text:p text:style-name="P11">7 µ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µ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1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Sv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/1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4">H</text:span><text:span text:style-name="T15">1</text:span></text:p>
          </table:table-cell>
          <table:table-cell table:style-name="t5.D3" office:value-type="string">
            <text:p text:style-name="P33"><text:span text:style-name="T9">H</text:span><text:span text:style-name="T15">2</text:span></text:p>
          </table:table-cell>
          <table:table-cell table:style-name="t5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µ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20</text:p>
          </table:table-cell>
        </table:table-row>
        <table:table-row>
          <table:table-cell table:style-name="t5.A5" office:value-type="string">
            <text:p text:style-name="P11">7 µ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µ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1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Sv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/1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4">H</text:span><text:span text:style-name="T15">1</text:span></text:p>
          </table:table-cell>
          <table:table-cell table:style-name="t6.D3" office:value-type="string">
            <text:p text:style-name="P33"><text:span text:style-name="T9">H</text:span><text:span text:style-name="T15">2</text:span></text:p>
          </table:table-cell>
          <table:table-cell table:style-name="t6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µ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20</text:p>
          </table:table-cell>
        </table:table-row>
        <table:table-row>
          <table:table-cell table:style-name="t6.A5" office:value-type="string">
            <text:p text:style-name="P11">7 µ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µ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1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Sv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/1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4">H</text:span><text:span text:style-name="T15">1</text:span></text:p>
          </table:table-cell>
          <table:table-cell table:style-name="t7.D3" office:value-type="string">
            <text:p text:style-name="P33"><text:span text:style-name="T9">H</text:span><text:span text:style-name="T15">2</text:span></text:p>
          </table:table-cell>
          <table:table-cell table:style-name="t7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µ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20</text:p>
          </table:table-cell>
        </table:table-row>
        <table:table-row>
          <table:table-cell table:style-name="t7.A5" office:value-type="string">
            <text:p text:style-name="P11">7 µ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µ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1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Sv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/1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4">H</text:span><text:span text:style-name="T15">1</text:span></text:p>
          </table:table-cell>
          <table:table-cell table:style-name="t8.D3" office:value-type="string">
            <text:p text:style-name="P33"><text:span text:style-name="T9">H</text:span><text:span text:style-name="T15">2</text:span></text:p>
          </table:table-cell>
          <table:table-cell table:style-name="t8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µ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20</text:p>
          </table:table-cell>
        </table:table-row>
        <table:table-row>
          <table:table-cell table:style-name="t8.A5" office:value-type="string">
            <text:p text:style-name="P11">7 µ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µ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1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Sv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/1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4">H</text:span><text:span text:style-name="T15">1</text:span></text:p>
          </table:table-cell>
          <table:table-cell table:style-name="t9.D3" office:value-type="string">
            <text:p text:style-name="P33"><text:span text:style-name="T9">H</text:span><text:span text:style-name="T15">2</text:span></text:p>
          </table:table-cell>
          <table:table-cell table:style-name="t9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µ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20</text:p>
          </table:table-cell>
        </table:table-row>
        <table:table-row>
          <table:table-cell table:style-name="t9.A5" office:value-type="string">
            <text:p text:style-name="P11">7 µ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µ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1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Sv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/1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24">Relative gamma radiation dose rate measure-ment</text:span> error</text:p>
            <text:p text:style-name="P31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3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4">H</text:span><text:span text:style-name="T15">1</text:span></text:p>
          </table:table-cell>
          <table:table-cell table:style-name="t10.D3" office:value-type="string">
            <text:p text:style-name="P33"><text:span text:style-name="T9">H</text:span><text:span text:style-name="T15">2</text:span></text:p>
          </table:table-cell>
          <table:table-cell table:style-name="t10.D3" office:value-type="string">
            <text:p text:style-name="P33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µ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20</text:p>
          </table:table-cell>
        </table:table-row>
        <table:table-row>
          <table:table-cell table:style-name="t10.A5" office:value-type="string">
            <text:p text:style-name="P11">7 µ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µ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1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Sv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41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05T12:04:02.02</dc:date>
    <meta:print-date>2019-04-03T15:18:00</meta:print-date>
    <meta:editing-cycles>142</meta:editing-cycles>
    <meta:editing-duration>PT10H31M24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689" meta:character-count="9356"/>
  </office:meta>
</office:document-meta>
</file>